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6000000FA9C3F27F97A3CB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141.23mm"/>
    </style:style>
    <style:style style:name="co26" style:family="table-column">
      <style:table-column-properties fo:break-before="auto" style:column-width="26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2.17mm" fo:break-before="auto" style:use-optimal-row-height="true"/>
    </style:style>
    <style:style style:name="ro11" style:family="table-row">
      <style:table-row-properties style:row-height="5.56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9mm" fo:break-before="auto" style:use-optimal-row-height="false"/>
    </style:style>
    <style:style style:name="ro14" style:family="table-row">
      <style:table-row-properties style:row-height="12.1mm" fo:break-before="auto" style:use-optimal-row-height="true"/>
    </style:style>
    <style:style style:name="ro15" style:family="table-row">
      <style:table-row-properties style:row-height="15.79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ro17" style:family="table-row">
      <style:table-row-properties style:row-height="12.44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08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109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1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2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16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padding="0.71mm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70" style:family="table-cell" style:parent-style-name="Default">
      <style:table-cell-properties style:diagonal-bl-tr="none" style:diagonal-tl-br="none" fo:border="0.74pt solid #313739" fo:padding="0.71mm" style:rotation-align="none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96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71m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46"/>
        <table:table-column table:style-name="co3" table:default-cell-style-name="ce46"/>
        <table:table-column table:style-name="co4" table:number-columns-repeated="2" table:default-cell-style-name="ce109"/>
        <table:table-column table:style-name="co4" table:default-cell-style-name="ce120"/>
        <table:table-column table:style-name="co4" table:default-cell-style-name="ce109"/>
        <table:table-column table:style-name="co5" table:default-cell-style-name="ce109"/>
        <table:table-column table:style-name="co4" table:default-cell-style-name="ce109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 del tiempo</text:p>
          </table:table-cell>
          <table:table-cell table:style-name="ce41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:.B3])" office:value-type="float" office:value="2" calcext:value-type="float">
            <text:p>2</text:p>
          </table:table-cell>
          <table:table-cell table:style-name="ce95" table:formula="of:=SUM([.G2:.G3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]/[.G5]*[.G6]" office:value-type="float" office:value="2.5" calcext:value-type="float">
            <text:p>2,5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41" office:value-type="string" calcext:value-type="string">
            <text:p>Poco probable</text:p>
          </table:table-cell>
          <table:table-cell table:style-name="ce47" office:value-type="string" calcext:value-type="string">
            <text:p>Puede suceder</text:p>
          </table:table-cell>
          <table:table-cell table:style-name="ce41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13:.B15])" office:value-type="float" office:value="3" calcext:value-type="float">
            <text:p>3</text:p>
          </table:table-cell>
          <table:table-cell table:style-name="ce95" table:formula="of:=SUM([.G13:.G15])" office:value-type="float" office:value="6" calcext:value-type="float">
            <text:p>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6]" office:value-type="float" office:value="9" calcext:value-type="float">
            <text:p>9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6]/[.G17]*[.G18]" office:value-type="float" office:value="3.33333333333333" calcext:value-type="float">
            <text:p>3,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41" office:value-type="string" calcext:value-type="string">
            <text:p>Va a alcanzar</text:p>
          </table:table-cell>
          <table:table-cell table:style-name="ce47" office:value-type="string" calcext:value-type="string">
            <text:p>Puede que alcance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Algunas fechas</text:p>
          </table:table-cell>
          <table:table-cell table:style-name="ce41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5:.B26])" office:value-type="float" office:value="2" calcext:value-type="float">
            <text:p>2</text:p>
          </table:table-cell>
          <table:table-cell table:style-name="ce95" table:formula="of:=SUM([.G25:.G26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27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27]/[.G28]*[.G29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conoce el/los lenguaje(s) de programación a utilizar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No se tiene conocimiento ni experiencia respecto al funcionamiento del API de Google Forms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36:.B41])" office:value-type="float" office:value="6" calcext:value-type="float">
            <text:p>6</text:p>
          </table:table-cell>
          <table:table-cell table:style-name="ce95" table:formula="of:=SUM([.G36:.G41])" office:value-type="float" office:value="16" calcext:value-type="float">
            <text:p>1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2]" office:value-type="float" office:value="18" calcext:value-type="float">
            <text:p>18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2]/[.G43]*[.G44]" office:value-type="float" office:value="3.55555555555556" calcext:value-type="float">
            <text:p>3,5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51:.B51])" office:value-type="float" office:value="1" calcext:value-type="float">
            <text:p>1</text:p>
          </table:table-cell>
          <table:table-cell table:style-name="ce95" table:formula="of:=SUM([.G51:.G51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53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53]/[.G54]*[.G55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/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62:.B62])" office:value-type="float" office:value="0" calcext:value-type="float">
            <text:p>0</text:p>
          </table:table-cell>
          <table:table-cell table:style-name="ce95" table:formula="of:=SUM([.G62:.G62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63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63]/[.G64]*[.G65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72:.B72])" office:value-type="float" office:value="1" calcext:value-type="float">
            <text:p>1</text:p>
          </table:table-cell>
          <table:table-cell table:style-name="ce95" table:formula="of:=SUM([.G72:.G72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74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4]/[.G75]*[.G76]" office:value-type="float" office:value="3.33333333333333" calcext:value-type="float">
            <text:p>3,3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Solo un poco</text:p>
          </table:table-cell>
          <table:table-cell table:style-name="ce41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8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83:.B83])" office:value-type="float" office:value="1" calcext:value-type="float">
            <text:p>1</text:p>
          </table:table-cell>
          <table:table-cell table:style-name="ce95" table:formula="of:=SUM([.G83:.G83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84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4]/[.G85]*[.G86]" office:value-type="float" office:value="2.66666666666667" calcext:value-type="float">
            <text:p>2,667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 table:formula="of:=IF([.G9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93:.B93])" office:value-type="float" office:value="0" calcext:value-type="float">
            <text:p>0</text:p>
          </table:table-cell>
          <table:table-cell table:style-name="ce95" table:formula="of:=SUM([.G93:.G93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94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94]/[.G95]*[.G96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45" office:value-type="string" calcext:value-type="string" table:number-columns-spanned="2" table:number-rows-spanned="1">
            <text:p>Subcontratistas</text:p>
          </table:table-cell>
          <table:covered-table-cell table:style-name="ce45"/>
          <table:table-cell table:style-name="ce4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4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108" table:number-columns-repeated="5"/>
          <table:table-cell table:style-name="ce148" table:formula="of:=IF([.G10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2" office:value-type="string" calcext:value-type="string">
            <text:p>N° de preguntas respondidas / Puntuación Total</text:p>
          </table:table-cell>
          <table:table-cell table:style-name="ce34" table:number-columns-repeated="4"/>
          <table:table-cell table:style-name="ce130" table:formula="of:=COUNTA([.A103:.B103])" office:value-type="float" office:value="0" calcext:value-type="float">
            <text:p>0</text:p>
          </table:table-cell>
          <table:table-cell table:style-name="ce140" table:formula="of:=SUM([.G103:.G103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04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04]/[.G105]*[.G106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101"/>
          <table:covered-table-cell table:style-name="ce136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88"/>
        <table:table-column table:style-name="co12" table:default-cell-style-name="ce60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6" table:number-columns-repeated="1008" table:default-cell-style-name="Default"/>
        <table:table-row table:style-name="ro18">
          <table:table-cell table:style-name="ce49" office:value-type="string" calcext:value-type="string">
            <text:p>Resumen de Riesgos</text:p>
          </table:table-cell>
          <table:table-cell table:style-name="ce29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21951219512195" calcext:value-type="percentage">
            <text:p>12,20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609756097560976" calcext:value-type="percentage">
            <text:p>6,1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$C$12]/[.$B$12]" office:value-type="percentage" office:value="0.121951219512195" calcext:value-type="percentage">
            <text:p>12,20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6" calcext:value-type="float">
            <text:p>6</text:p>
          </table:table-cell>
          <table:table-cell table:style-name="ce62" table:formula="of:=[.F3]/[.E3]*[.B3]" office:value-type="float" office:value="3.33333333333333" calcext:value-type="float">
            <text:p>3,33</text:p>
          </table:table-cell>
          <table:table-cell table:style-name="ce53" table:formula="of:=[.F3]/[.E3]*[.C3]" office:value-type="percentage" office:value="0.0813008130081301" calcext:value-type="percentage">
            <text:p>8,1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0975609756097561" calcext:value-type="percentage">
            <text:p>9,76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487804878048781" calcext:value-type="percentage">
            <text:p>4,8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4]" office:value-type="float" office:value="4" calcext:value-type="float">
            <text:p>4</text:p>
          </table:table-cell>
          <table:table-cell table:style-name="ce53" table:formula="of:=[.B5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42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2]" office:value-type="float" office:value="16" calcext:value-type="float">
            <text:p>16</text:p>
          </table:table-cell>
          <table:table-cell table:style-name="ce62" table:formula="of:=[.F5]/[.E5]*[.B5]" office:value-type="float" office:value="3.55555555555556" calcext:value-type="float">
            <text:p>3,56</text:p>
          </table:table-cell>
          <table:table-cell table:style-name="ce53" table:formula="of:=[.F5]/[.E5]*[.C5]" office:value-type="percentage" office:value="0.0867208672086721" calcext:value-type="percentage">
            <text:p>8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50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5]" office:value-type="float" office:value="3" calcext:value-type="float">
            <text:p>3</text:p>
          </table:table-cell>
          <table:table-cell table:style-name="ce53" table:formula="of:=[.B6]*[.$C$12]/[.$B$12]" office:value-type="percentage" office:value="0.0731707317073171" calcext:value-type="percentage">
            <text:p>7,32 %</text:p>
          </table:table-cell>
          <table:table-cell table:style-name="ce55" table:formula="of:=[$'Identificación y Evaluación'.F53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3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48780487804878" calcext:value-type="percentage">
            <text:p>4,8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61]" office:value-type="string" office:string-value="Legal y Contractual" calcext:value-type="string">
            <text:p>Legal y Contractual</text:p>
          </table:table-cell>
          <table:table-cell table:style-name="ce150" table:formula="of:=[$'Identificación y Evaluación'.G65]" office:value-type="float" office:value="3" calcext:value-type="float">
            <text:p>3</text:p>
          </table:table-cell>
          <table:table-cell table:style-name="ce156" table:formula="of:=[.B7]*[.$C$12]/[.$B$12]" office:value-type="percentage" office:value="0.0731707317073171" calcext:value-type="percentage">
            <text:p>7,32 %</text:p>
          </table:table-cell>
          <table:table-cell table:style-name="ce160" table:formula="of:=[$'Identificación y Evaluación'.F63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3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DIV/0!</text:p>
          </table:table-cell>
          <table:table-cell table:style-name="ce156" table:formula="of:=[.F7]/[.E7]*[.C7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71]" office:value-type="string" office:string-value="Tecnología" calcext:value-type="string">
            <text:p>Tecnología</text:p>
          </table:table-cell>
          <table:table-cell table:style-name="ce50" table:formula="of:=[$'Identificación y Evaluación'.G76]" office:value-type="float" office:value="5" calcext:value-type="float">
            <text:p>5</text:p>
          </table:table-cell>
          <table:table-cell table:style-name="ce157" table:formula="of:=[.B8]*[.$C$12]/[.$B$12]" office:value-type="percentage" office:value="0.121951219512195" calcext:value-type="percentage">
            <text:p>12,20%</text:p>
          </table:table-cell>
          <table:table-cell table:style-name="ce55" table:formula="of:=[$'Identificación y Evaluación'.F74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4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0813008130081301" calcext:value-type="percentage">
            <text:p>8,1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82]" office:value-type="string" office:string-value="Complejidad" calcext:value-type="string">
            <text:p>Complejidad</text:p>
          </table:table-cell>
          <table:table-cell table:style-name="ce50" table:formula="of:=[$'Identificación y Evaluación'.G86]" office:value-type="float" office:value="4" calcext:value-type="float">
            <text:p>4</text:p>
          </table:table-cell>
          <table:table-cell table:style-name="ce53" table:formula="of:=[.B9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84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4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650406504065041" calcext:value-type="percentage">
            <text:p>6,5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92]" office:value-type="string" office:string-value="Aspectos Financieros" calcext:value-type="string">
            <text:p>Aspectos Financieros</text:p>
          </table:table-cell>
          <table:table-cell table:style-name="ce150" table:formula="of:=[$'Identificación y Evaluación'.G96]" office:value-type="float" office:value="3" calcext:value-type="float">
            <text:p>3</text:p>
          </table:table-cell>
          <table:table-cell table:style-name="ce156" table:formula="of:=[.B10]*[.$C$12]/[.$B$12]" office:value-type="percentage" office:value="0.0731707317073171" calcext:value-type="percentage">
            <text:p>7,32 %</text:p>
          </table:table-cell>
          <table:table-cell table:style-name="ce160" table:formula="of:=[$'Identificación y Evaluación'.F94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4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DIV/0!</text:p>
          </table:table-cell>
          <table:table-cell table:style-name="ce156" table:formula="of:=[.F10]/[.E10]*[.C10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102]" office:value-type="string" office:string-value="Subcontratistas" calcext:value-type="string">
            <text:p>Subcontratistas</text:p>
          </table:table-cell>
          <table:table-cell table:style-name="ce150" table:formula="of:=[$'Identificación y Evaluación'.G106]" office:value-type="float" office:value="5" calcext:value-type="float">
            <text:p>5</text:p>
          </table:table-cell>
          <table:table-cell table:style-name="ce161" table:formula="of:=[.B11]*[.$C$12]/[.$B$12]" office:value-type="percentage" office:value="0.121951219512195" calcext:value-type="percentage">
            <text:p>12,20%</text:p>
          </table:table-cell>
          <table:table-cell table:style-name="ce160" table:formula="of:=[$'Identificación y Evaluación'.F104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4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DIV/0!</text:p>
          </table:table-cell>
          <table:table-cell table:style-name="ce156" table:formula="of:=[.F11]/[.E11]*[.C11]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41" calcext:value-type="float">
            <text:p>41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4" calcext:value-type="float">
            <text:p>34</text:p>
          </table:table-cell>
          <table:table-cell table:style-name="ce63" table:formula="of:=SUM([.G2:.G11])" office:value-type="string" office:string-value="" calcext:value-type="error">
            <text:p>#DIV/0!</text:p>
          </table:table-cell>
          <table:table-cell table:style-name="ce64" table:formula="of:=SUM([.H2:.H11])" office:value-type="string" office:string-value="" calcext:value-type="error">
            <text:p>#DIV/0!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9" table:number-rows-repeated="2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>
            <draw:frame table:end-cell-address="Resumen.H34" table:end-x="8.7mm" table:end-y="1.61mm" draw:z-index="0" draw:name="3 Gráfico" draw:style-name="gr3" draw:text-style-name="P3" svg:width="149.82mm" svg:height="88.32mm" svg:x="9.81mm" svg:y="3.53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9" table:number-rows-repeated="7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11">
          <table:table-cell table:number-columns-repeated="1024"/>
        </table:table-row>
        <table:table-row table:style-name="ro19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9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11" table:number-rows-repeated="104853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109"/>
        <table:table-column table:style-name="co25" table:default-cell-style-name="ce109"/>
        <table:table-column table:style-name="co8" table:default-cell-style-name="ce71"/>
        <table:table-column table:style-name="co26" table:default-cell-style-name="ce75"/>
        <table:table-column table:style-name="co9" table:default-cell-style-name="ce79"/>
        <table:table-column table:style-name="co6" table:number-columns-repeated="1018" table:default-cell-style-name="Default"/>
        <table:table-row table:style-name="ro8">
          <table:table-cell table:style-name="ce191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91" office:value-type="string" calcext:value-type="string">
            <text:p>Impacto</text:p>
          </table:table-cell>
          <table:table-cell table:style-name="ce196" office:value-type="string" calcext:value-type="string">
            <text:p>Probabilidad</text:p>
          </table:table-cell>
          <table:table-cell table:style-name="ce202" office:value-type="string" calcext:value-type="string">
            <text:p>Factor</text:p>
          </table:table-cell>
          <table:table-cell table:number-columns-repeated="1018"/>
        </table:table-row>
        <table:table-row table:style-name="ro20">
          <table:table-cell table:style-name="ce147" office:value-type="string" calcext:value-type="string">
            <text:p>R05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6]=&quot;SI&quot;;[$'Identificación y Evaluación'.A36];&quot;&quot;)" office:value-type="string" office:string-value="El grupo de desarrollo no tiene experiencia en cuanto a la conducción de un proyecto de software" calcext:value-type="string">
            <text:p>El grupo de desarrollo no tiene experiencia en cuanto a la conducción de un proyecto de software</text:p>
          </table:table-cell>
          <table:table-cell table:style-name="ce41" table:formula="of:=[$'Identificación y Evaluación'.$G$44]" office:value-type="float" office:value="4" calcext:value-type="float">
            <text:p>4</text:p>
          </table:table-cell>
          <table:table-cell table:style-name="ce184" office:value-type="percentage" office:value="0.8" calcext:value-type="percentage">
            <text:p>80 %</text:p>
          </table:table-cell>
          <table:table-cell table:style-name="ce190" table:formula="of:=[.D2]*[.E2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6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3]*[.E3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147" office:value-type="string" calcext:value-type="string">
            <text:p>R07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8]=&quot;SI&quot;;[$'Identificación y Evaluación'.A38];&quot;&quot;)" office:value-type="string" office:string-value="No se conoce el/los lenguaje(s) de programación a utilizar" calcext:value-type="string">
            <text:p>No se conoce el/los lenguaje(s) de programación a utilizar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4]*[.E4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147" office:value-type="string" calcext:value-type="string">
            <text:p>R08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9]=&quot;SI&quot;;[$'Identificación y Evaluación'.A39];&quot;&quot;)" office:value-type="string" office:string-value="No se tiene experiencia con el modelo de desarrollo PSI" calcext:value-type="string">
            <text:p>No se tiene experiencia con el modelo de desarrollo PSI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5]*[.E5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20">
          <table:table-cell table:style-name="ce147" office:value-type="string" calcext:value-type="string">
            <text:p>R09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0]=&quot;SI&quot;;[$'Identificación y Evaluación'.A40];&quot;&quot;)" office:value-type="string" office:string-value="No se tiene conocimiento ni experiencia respecto al funcionamiento del API de Google Forms" calcext:value-type="string">
            <text:p>No se tiene conocimiento ni experiencia respecto al funcionamiento del API de Google Forms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6]*[.E6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0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1]=&quot;SI&quot;;[$'Identificación y Evaluación'.A41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7]*[.E7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1</text:p>
          </table:table-cell>
          <table:table-cell table:style-name="ce180" table:formula="of:=[$'Identificación y Evaluación'.$A$71]" office:value-type="string" office:string-value="Tecnología" calcext:value-type="string">
            <text:p>Tecnología</text:p>
          </table:table-cell>
          <table:table-cell table:style-name="ce180" table:formula="of:=IF([$'Identificación y Evaluación'.H72]=&quot;SI&quot;;[$'Identificación y Evaluación'.A72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41" table:formula="of:=[$'Identificación y Evaluación'.$G$76]" office:value-type="float" office:value="5" calcext:value-type="float">
            <text:p>5</text:p>
          </table:table-cell>
          <table:table-cell table:style-name="ce184" office:value-type="percentage" office:value="0.6" calcext:value-type="percentage">
            <text:p>60 %</text:p>
          </table:table-cell>
          <table:table-cell table:style-name="ce190" table:formula="of:=[.D8]*[.E8]*100" office:value-type="float" office:value="300" calcext:value-type="float">
            <text:p>30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2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80" table:formula="of:=[$'Identificación y Evaluación'.$G$18]" office:value-type="float" office:value="5" calcext:value-type="float">
            <text:p>5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190" table:formula="of:=[.D9]*[.E9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3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5]=&quot;SI&quot;;[$'Identificación y Evaluación'.A15];&quot;&quot;)" office:value-type="string" office:string-value="No se definieron todos los documentos a entregar junto con el producto" calcext:value-type="string">
            <text:p>No se definieron todos los documentos a entregar junto con el producto</text:p>
          </table:table-cell>
          <table:table-cell table:style-name="ce41" table:formula="of:=[$'Identificación y Evaluación'.$G$18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0]*[.E1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4</text:p>
          </table:table-cell>
          <table:table-cell table:style-name="ce180" table:formula="of:=[$'Identificación y Evaluación'.$A$24]" office:value-type="string" office:string-value="Cronograma" calcext:value-type="string">
            <text:p>Cronograma</text:p>
          </table:table-cell>
          <table:table-cell table:style-name="ce180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41" table:formula="of:=[$'Identificación y Evaluación'.$G$29]" office:value-type="float" office:value="4" calcext:value-type="float">
            <text:p>4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1]*[.E11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</text:p>
          </table:table-cell>
          <table:table-cell table:style-name="ce18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80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41" table:formula="of:=[$'Identificación y Evaluación'.$G$6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2]*[.E12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 table:visibility="filter">
          <table:table-cell table:style-name="ce43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[$'Identificación y Evaluación'.A13]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3]=&quot;SI&quot;;[$'Identificación y Evaluación'.A53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5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3]=&quot;SI&quot;;[$'Identificación y Evaluación'.A63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5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3">
          <table:table-cell table:style-name="ce43"/>
          <table:table-cell table:style-name="ce70" table:number-columns-repeated="2"/>
          <table:table-cell table:style-name="ce43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4]=&quot;SI&quot;;[$'Identificación y Evaluación'.A74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1]" office:value-type="string" office:string-value="Tecnología" calcext:value-type="string">
            <text:p>Tecnología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76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2</text:p>
          </table:table-cell>
          <table:table-cell table:style-name="ce180" table:formula="of:=[$'Identificación y Evaluación'.$A$82]" office:value-type="string" office:string-value="Complejidad" calcext:value-type="string">
            <text:p>Complejidad</text:p>
          </table:table-cell>
          <table:table-cell table:style-name="ce180" table:formula="of:=IF([$'Identificación y Evaluación'.H83]=&quot;SI&quot;;[$'Identificación y Evaluación'.A83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80" table:formula="of:=[$'Identificación y Evaluación'.$G$86]" office:value-type="float" office:value="4" calcext:value-type="float">
            <text:p>4</text:p>
          </table:table-cell>
          <table:table-cell table:style-name="ce185" office:value-type="percentage" office:value="0.4" calcext:value-type="percentage">
            <text:p>40 %</text:p>
          </table:table-cell>
          <table:table-cell table:style-name="ce190" table:formula="of:=[.D323]*[.E323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table:style-name="ce43"/>
          <table:table-cell table:style-name="ce70" table:number-columns-repeated="2"/>
          <table:table-cell table:style-name="ce43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4]=&quot;SI&quot;;[$'Identificación y Evaluación'.A84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2]" office:value-type="string" office:string-value="Complejidad" calcext:value-type="string">
            <text:p>Complejidad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86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6">
          <table:table-cell table:style-name="ce43"/>
          <table:table-cell table:style-name="ce70" table:number-columns-repeated="2"/>
          <table:table-cell table:style-name="ce43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4]=&quot;SI&quot;;[$'Identificación y Evaluación'.A94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2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96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2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06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6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0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275" table:display-filter-buttons="true">
          <table:filter>
            <table:filter-and>
              <table:filter-condition table:field-number="2" table:value="El cliente no estará presente durante todo el proceso de desarrollo" table:operator="=">
                <table:filter-set-item table:value="El cliente no estará presente durante todo el proceso de desarrollo"/>
                <table:filter-set-item table:value="El cliente puede proponer grandes cambios para el proyecto."/>
                <table:filter-set-item table:value="El grupo de desarrollo no tiene experiencia en cuanto a la conducción de un proyecto de software"/>
                <table:filter-set-item table:value="El grupo de desarrollo no tiene experiencia en el desarrollo de software"/>
                <table:filter-set-item table:value="Falta de experiencia en desarrollo de aplicaciones móviles."/>
                <table:filter-set-item table:value="La adaptación del modulo Workflow a nuestra aplicación puede ser difícil."/>
                <table:filter-set-item table:value="No se conoce el/los lenguaje(s) de programación a utilizar"/>
                <table:filter-set-item table:value="No se definieron todos los documentos a entregar junto con el producto"/>
                <table:filter-set-item table:value="No se tiene conocimiento ni experiencia respecto al funcionamiento del API de Google Forms"/>
                <table:filter-set-item table:value="No se tiene experiencia con el modelo de desarrollo PSI"/>
                <table:filter-set-item table:value="Puede que el límite de tiempo establecido no sea suficiente para desarrollar el proyecto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02:19:11.782127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0-17T02:53:43.218578618</dc:date>
    <meta:print-date>2009-09-16T17:06:17</meta:print-date>
    <meta:editing-duration>PT5H2M20S</meta:editing-duration>
    <meta:editing-cycles>28</meta:editing-cycles>
    <meta:generator>LibreOffice/5.4.1.2$Linux_X86_64 LibreOffice_project/ea7cb86e6eeb2bf3a5af73a8f7777ac570321527</meta:generator>
    <meta:document-statistic meta:table-count="4" meta:cell-count="22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3cm" xlink:href=".." xlink:type="simple" chart:class="chart:filled-radar" chart:style-name="ch1">
        <chart:title svg:x="4.739cm" svg:y="0.213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29cm" svg:width="12.787cm" svg:height="7.514cm">
          <chartooo:coordinate-region svg:x="4.738cm" svg:y="1.952cm" svg:width="6.069cm" svg:height="6.069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609756097560976">
                <text:p>0.0609756097560976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8130081300813">
                <text:p>0.08130081300813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867208672086721">
                <text:p>0.0867208672086721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8130081300813">
                <text:p>0.08130081300813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